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4" style:family="paragraph" style:parent-style-name="Standard"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T1" style:family="text">
      <style:text-properties fo:color="#7f0055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644632"/>
    </style:style>
    <style:style style:name="T8" style:family="text">
      <style:text-properties fo:color="#644632" fo:font-weight="bold" style:font-weight-asian="bold" style:font-weight-complex="bold"/>
    </style:style>
    <style:style style:name="T9" style:family="text">
      <style:text-properties fo:color="#005032"/>
    </style:style>
    <style:style style:name="T10" style:family="text">
      <style:text-properties fo:color="#0000c0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3f7f5f"/>
    </style:style>
    <style:style style:name="T13" style:family="text">
      <style:text-properties fo:color="#2a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bleLinkedNode.h</text:p>
      <text:p text:style-name="P3"/>
      <text:p text:style-name="P7"><text:span text:style-name="T1">#ifndef</text:span><text:span text:style-name="T3"> DOUBLELINKEDNODE_H_</text:span></text:p>
      <text:p text:style-name="P7"><text:span text:style-name="T1">#define</text:span><text:span text:style-name="T3"> DOUBLELINKEDNODE_H_</text:span></text:p>
      <text:p text:style-name="P7"/>
      <text:p text:style-name="P7"><text:span text:style-name="T1">template</text:span><text:span text:style-name="T3">&lt;</text:span><text:span text:style-name="T1">class</text:span><text:span text:style-name="T3"> </text:span><text:span text:style-name="T7">DataType</text:span><text:span text:style-name="T3">&gt;</text:span></text:p>
      <text:p text:style-name="P7"><text:span text:style-name="T1">class</text:span><text:span text:style-name="T3"> </text:span><text:span text:style-name="T9">DoubleLinkedNode</text:span></text:p>
      <text:p text:style-name="P6">{</text:p>
      <text:p text:style-name="P7"><text:span text:style-name="T1">public</text:span><text:span text:style-name="T3">:</text:span></text:p>
      <text:p text:style-name="P7"><text:span text:style-name="T3"><text:tab/></text:span><text:span text:style-name="T1">typedef</text:span><text:span text:style-name="T3"> </text:span><text:span text:style-name="T9">DoubleLinkedNode</text:span><text:span text:style-name="T3">&lt;</text:span><text:span text:style-name="T7">DataType</text:span><text:span text:style-name="T3">&gt; </text:span><text:span text:style-name="T9">Node</text:span><text:span text:style-name="T3">;</text:span></text:p>
      <text:p text:style-name="P7"/>
      <text:p text:style-name="P7"><text:span text:style-name="T1">private</text:span><text:span text:style-name="T3">:</text:span></text:p>
      <text:p text:style-name="P7"><text:span text:style-name="T3"><text:tab/></text:span><text:span text:style-name="T1">const</text:span><text:span text:style-name="T3"> </text:span><text:span text:style-name="T7">DataType</text:span><text:span text:style-name="T3">* </text:span><text:span text:style-name="T10">fValue</text:span><text:span text:style-name="T3">;</text:span></text:p>
      <text:p text:style-name="P7"><text:span text:style-name="T3"><text:tab/></text:span><text:span text:style-name="T9">Node</text:span><text:span text:style-name="T3">* </text:span><text:span text:style-name="T10">fNext</text:span><text:span text:style-name="T3">;</text:span></text:p>
      <text:p text:style-name="P7"><text:span text:style-name="T3"><text:tab/></text:span><text:span text:style-name="T9">Node</text:span><text:span text:style-name="T3">* </text:span><text:span text:style-name="T10">fPrevious</text:span><text:span text:style-name="T3">;</text:span></text:p>
      <text:p text:style-name="P7"/>
      <text:p text:style-name="P7"><text:span text:style-name="T3"><text:tab/></text:span><text:span text:style-name="T3">DoubleLinkedNode</text:span><text:span text:style-name="T3">(): </text:span><text:span text:style-name="T10">fValue</text:span><text:span text:style-name="T3">((</text:span><text:span text:style-name="T1">const</text:span><text:span text:style-name="T3"> </text:span><text:span text:style-name="T7">DataType</text:span><text:span text:style-name="T3">*)0)</text:span></text:p>
      <text:p text:style-name="P6"><text:tab/>{</text:p>
      <text:p text:style-name="P7"><text:span text:style-name="T3"><text:tab/><text:tab/></text:span><text:span text:style-name="T10">fNext</text:span><text:span text:style-name="T3"> = (</text:span><text:span text:style-name="T9">Node</text:span><text:span text:style-name="T3">*)0;</text:span></text:p>
      <text:p text:style-name="P7"><text:span text:style-name="T3"><text:tab/><text:tab/></text:span><text:span text:style-name="T10">fPrevious</text:span><text:span text:style-name="T3"> = (</text:span><text:span text:style-name="T9">Node</text:span><text:span text:style-name="T3">*)0;</text:span></text:p>
      <text:p text:style-name="P6"><text:tab/>}</text:p>
      <text:p text:style-name="P7"/>
      <text:p text:style-name="P7"><text:span text:style-name="T1">public</text:span><text:span text:style-name="T3">:</text:span></text:p>
      <text:p text:style-name="P7"><text:span text:style-name="T3"><text:tab/></text:span><text:span text:style-name="T1">static</text:span><text:span text:style-name="T3"> </text:span><text:span text:style-name="T9">Node</text:span><text:span text:style-name="T3"> </text:span><text:span text:style-name="T11">NIL</text:span><text:span text:style-name="T3">;</text:span></text:p>
      <text:p text:style-name="P7"/>
      <text:p text:style-name="P7"><text:span text:style-name="T3"><text:tab/></text:span><text:span text:style-name="T3">DoubleLinkedNode</text:span><text:span text:style-name="T3">(</text:span><text:span text:style-name="T1">const</text:span><text:span text:style-name="T3"> </text:span><text:span text:style-name="T7">DataType</text:span><text:span text:style-name="T3">&amp; aValue)</text:span></text:p>
      <text:p text:style-name="P6"><text:tab/>{</text:p>
      <text:p text:style-name="P7"><text:span text:style-name="T3"><text:tab/><text:tab/></text:span><text:span text:style-name="T10">fValue</text:span><text:span text:style-name="T3"> = &amp;aValue;</text:span></text:p>
      <text:p text:style-name="P7"><text:span text:style-name="T3"><text:tab/><text:tab/></text:span><text:span text:style-name="T10">fNext</text:span><text:span text:style-name="T3"> = &amp;</text:span><text:span text:style-name="T11">NIL</text:span><text:span text:style-name="T3">;</text:span></text:p>
      <text:p text:style-name="P7"><text:span text:style-name="T3"><text:tab/><text:tab/></text:span><text:span text:style-name="T10">fPrevious</text:span><text:span text:style-name="T3"> = &amp;</text:span><text:span text:style-name="T11">NIL</text:span><text:span text:style-name="T3">;</text:span></text:p>
      <text:p text:style-name="P6"><text:tab/>}</text:p>
      <text:p text:style-name="P7"/>
      <text:p text:style-name="P7"><text:span text:style-name="T3"><text:tab/></text:span><text:span text:style-name="T12">//Insert the given node after this node</text:span></text:p>
      <text:p text:style-name="P7"><text:span text:style-name="T3"><text:tab/></text:span><text:span text:style-name="T1">void</text:span><text:span text:style-name="T3"> </text:span><text:span text:style-name="T3">insertNode</text:span><text:span text:style-name="T3">(</text:span><text:span text:style-name="T9">Node</text:span><text:span text:style-name="T3">&amp; </text:span><text:span text:style-name="T3">aNode</text:span><text:span text:style-name="T3">)</text:span></text:p>
      <text:p text:style-name="P6"><text:tab/>{</text:p>
      <text:p text:style-name="P7"><text:span text:style-name="T3"><text:tab/><text:tab/></text:span><text:span text:style-name="T1">if</text:span><text:span text:style-name="T3">(</text:span><text:span text:style-name="T10">fNext</text:span><text:span text:style-name="T3"> != &amp;</text:span><text:span text:style-name="T11">NIL</text:span><text:span text:style-name="T3">){</text:span></text:p>
      <text:p text:style-name="P7"><text:span text:style-name="T3"><text:tab/><text:tab/><text:tab/></text:span><text:span text:style-name="T1">this</text:span><text:span text:style-name="T3">-&gt;</text:span><text:span text:style-name="T10">fNext</text:span><text:span text:style-name="T3">-&gt;</text:span><text:span text:style-name="T10">fPrevious</text:span><text:span text:style-name="T3"> = &amp;aNode;</text:span></text:p>
      <text:p text:style-name="P7"><text:span text:style-name="T3"><text:tab/><text:tab/><text:tab/>aNode.</text:span><text:span text:style-name="T10">fNext</text:span><text:span text:style-name="T3"> = </text:span><text:span text:style-name="T1">this</text:span><text:span text:style-name="T3">-&gt;</text:span><text:span text:style-name="T10">fNext</text:span><text:span text:style-name="T3">;</text:span></text:p>
      <text:p text:style-name="P6"><text:tab/><text:tab/>}</text:p>
      <text:p text:style-name="P7"><text:span text:style-name="T3"><text:tab/><text:tab/></text:span><text:span text:style-name="T1">this</text:span><text:span text:style-name="T3">-&gt;</text:span><text:span text:style-name="T10">fNext</text:span><text:span text:style-name="T3"> = &amp;aNode;</text:span></text:p>
      <text:p text:style-name="P7"><text:span text:style-name="T3"><text:tab/><text:tab/>aNode.</text:span><text:span text:style-name="T10">fPrevious</text:span><text:span text:style-name="T3"> = </text:span><text:span text:style-name="T1">this</text:span><text:span text:style-name="T3">;</text:span></text:p>
      <text:p text:style-name="P6"><text:tab/>}</text:p>
      <text:p text:style-name="P7"/>
      <text:p text:style-name="P7"><text:span text:style-name="T3"><text:tab/></text:span><text:span text:style-name="T1">void</text:span><text:span text:style-name="T3"> </text:span><text:span text:style-name="T3">dropNode</text:span><text:span text:style-name="T3">()</text:span></text:p>
      <text:p text:style-name="P6"><text:tab/>{</text:p>
      <text:p text:style-name="P7"><text:span text:style-name="T3"><text:tab/><text:tab/></text:span><text:span text:style-name="T1">this</text:span><text:span text:style-name="T3">-&gt;</text:span><text:span text:style-name="T10">fPrevious</text:span><text:span text:style-name="T3">-&gt;</text:span><text:span text:style-name="T10">fNext</text:span><text:span text:style-name="T3"> = </text:span><text:span text:style-name="T1">this</text:span><text:span text:style-name="T3">-&gt;</text:span><text:span text:style-name="T10">fNext</text:span><text:span text:style-name="T3">;</text:span></text:p>
      <text:p text:style-name="P7"><text:span text:style-name="T3"><text:tab/><text:tab/></text:span><text:span text:style-name="T1">this</text:span><text:span text:style-name="T3">-&gt;</text:span><text:span text:style-name="T10">fNext</text:span><text:span text:style-name="T3">-&gt;</text:span><text:span text:style-name="T10">fPrevious</text:span><text:span text:style-name="T3"> = </text:span><text:span text:style-name="T1">this</text:span><text:span text:style-name="T3">-&gt;</text:span><text:span text:style-name="T10">fPrevious</text:span><text:span text:style-name="T3">;</text:span></text:p>
      <text:p text:style-name="P6"><text:tab/>}</text:p>
      <text:p text:style-name="P7"/>
      <text:p text:style-name="P7"><text:span text:style-name="T3"><text:tab/></text:span><text:span text:style-name="T1">const</text:span><text:span text:style-name="T3"> </text:span><text:span text:style-name="T7">DataType</text:span><text:span text:style-name="T3">&amp; </text:span><text:span text:style-name="T3">getValue</text:span><text:span text:style-name="T3">() </text:span><text:span text:style-name="T1">const</text:span></text:p>
      <text:p text:style-name="P6"><text:tab/>{</text:p>
      <text:p text:style-name="P7"><text:span text:style-name="T3"><text:tab/><text:tab/></text:span><text:span text:style-name="T1">return</text:span><text:span text:style-name="T3"> *</text:span><text:span text:style-name="T10">fValue</text:span><text:span text:style-name="T3">;</text:span></text:p>
      <text:p text:style-name="P6"><text:tab/>}</text:p>
      <text:p text:style-name="P7"/>
      <text:p text:style-name="P7"><text:span text:style-name="T3"><text:tab/></text:span><text:span text:style-name="T9">Node</text:span><text:span text:style-name="T3">&amp; </text:span><text:span text:style-name="T3">getNext</text:span><text:span text:style-name="T3">() </text:span><text:span text:style-name="T1">const</text:span></text:p>
      <text:p text:style-name="P6"><text:tab/>{</text:p>
      <text:p text:style-name="P7"><text:span text:style-name="T3"><text:tab/><text:tab/></text:span><text:span text:style-name="T1">return</text:span><text:span text:style-name="T3"> *</text:span><text:span text:style-name="T10">fNext</text:span><text:span text:style-name="T3">;</text:span></text:p>
      <text:p text:style-name="P6"><text:tab/>}</text:p>
      <text:p text:style-name="P7"/>
      <text:p text:style-name="P7"><text:span text:style-name="T3"><text:tab/></text:span><text:span text:style-name="T9">Node</text:span><text:span text:style-name="T3">&amp; </text:span><text:span text:style-name="T3">getPrevious</text:span><text:span text:style-name="T3">() </text:span><text:span text:style-name="T1">const</text:span></text:p>
      <text:p text:style-name="P6"><text:tab/>{</text:p>
      <text:p text:style-name="P7"><text:span text:style-name="T3"><text:tab/><text:tab/></text:span><text:span text:style-name="T1">return</text:span><text:span text:style-name="T3"> *</text:span><text:span text:style-name="T10">fPrevious</text:span><text:span text:style-name="T3">;</text:span></text:p>
      <text:p text:style-name="P6"><text:tab/>}</text:p>
      <text:p text:style-name="P6">};</text:p>
      <text:p text:style-name="P7"><text:span text:style-name="T1">template</text:span><text:span text:style-name="T3">&lt;</text:span><text:span text:style-name="T1">class</text:span><text:span text:style-name="T3"> </text:span><text:span text:style-name="T7">DataType</text:span><text:span text:style-name="T3">&gt;</text:span></text:p>
      <text:p text:style-name="P7"><text:soft-page-break/><text:span text:style-name="T9">DoubleLinkedNode</text:span><text:span text:style-name="T3">&lt;</text:span><text:span text:style-name="T7">DataType</text:span><text:span text:style-name="T3">&gt; </text:span><text:span text:style-name="T11">DoubleLinkedNode&lt;DataType&gt;::NIL</text:span><text:span text:style-name="T3">;</text:span></text:p>
      <text:p text:style-name="P7"><text:span text:style-name="T1">#endif</text:span><text:span text:style-name="T3"> </text:span><text:span text:style-name="T12">/* DOUBLELINKEDNODE_H_ */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NodeIterator..h</text:p>
      <text:p text:style-name="P2"/>
      <text:p text:style-name="P7"><text:span text:style-name="T1">#ifndef</text:span><text:span text:style-name="T3"> NODEITERATOR_H_</text:span></text:p>
      <text:p text:style-name="P7"><text:span text:style-name="T1">#define</text:span><text:span text:style-name="T3"> NODEITERATOR_H_</text:span></text:p>
      <text:p text:style-name="P7"/>
      <text:p text:style-name="P7"><text:span text:style-name="T1">#include</text:span><text:span text:style-name="T3"> </text:span><text:span text:style-name="T13">"DoubleLinkedNode.h"</text:span></text:p>
      <text:p text:style-name="P7"><text:span text:style-name="T1">#include</text:span><text:span text:style-name="T3"> </text:span><text:span text:style-name="T13">&lt;iostream&gt;</text:span></text:p>
      <text:p text:style-name="P7"/>
      <text:p text:style-name="P7"><text:span text:style-name="T1">template</text:span><text:span text:style-name="T3">&lt;</text:span><text:span text:style-name="T1">class</text:span><text:span text:style-name="T3"> </text:span><text:span text:style-name="T7">DataType</text:span><text:span text:style-name="T3">&gt;</text:span></text:p>
      <text:p text:style-name="P7"><text:span text:style-name="T1">class</text:span><text:span text:style-name="T3"> </text:span><text:span text:style-name="T9">NodeIterator</text:span></text:p>
      <text:p text:style-name="P6">{</text:p>
      <text:p text:style-name="P7"><text:span text:style-name="T1">private</text:span><text:span text:style-name="T3">:</text:span></text:p>
      <text:p text:style-name="P7"><text:span text:style-name="T3"><text:tab/></text:span><text:span text:style-name="T1">enum</text:span><text:span text:style-name="T3"> IteratorStates {</text:span><text:span text:style-name="T11">BEFORE</text:span><text:span text:style-name="T3">, </text:span><text:span text:style-name="T11">DATA</text:span><text:span text:style-name="T3">, </text:span><text:span text:style-name="T11">END</text:span><text:span text:style-name="T3">};</text:span></text:p>
      <text:p text:style-name="P7"/>
      <text:p text:style-name="P7"><text:span text:style-name="T3"><text:tab/>IteratorStates </text:span><text:span text:style-name="T10">fState</text:span><text:span text:style-name="T3">;</text:span></text:p>
      <text:p text:style-name="P7"><text:span text:style-name="T3"><text:tab/></text:span><text:span text:style-name="T1">bool</text:span><text:span text:style-name="T3"> </text:span><text:span text:style-name="T10">fFirst</text:span><text:span text:style-name="T3">;</text:span></text:p>
      <text:p text:style-name="P7"/>
      <text:p text:style-name="P7"><text:span text:style-name="T3"><text:tab/></text:span><text:span text:style-name="T1">typedef</text:span><text:span text:style-name="T3"> </text:span><text:span text:style-name="T9">DoubleLinkedNode</text:span><text:span text:style-name="T3">&lt;</text:span><text:span text:style-name="T7">DataType</text:span><text:span text:style-name="T3">&gt; </text:span><text:span text:style-name="T9">Node</text:span><text:span text:style-name="T3">;</text:span></text:p>
      <text:p text:style-name="P7"/>
      <text:p text:style-name="P7"><text:span text:style-name="T3"><text:tab/></text:span><text:span text:style-name="T9">Node</text:span><text:span text:style-name="T3">&amp; </text:span><text:span text:style-name="T10">fLeftmost</text:span><text:span text:style-name="T3">;</text:span></text:p>
      <text:p text:style-name="P7"><text:span text:style-name="T3"><text:tab/></text:span><text:span text:style-name="T9">Node</text:span><text:span text:style-name="T3">&amp; </text:span><text:span text:style-name="T10">fRightmost</text:span><text:span text:style-name="T3">;</text:span></text:p>
      <text:p text:style-name="P7"><text:span text:style-name="T3"><text:tab/></text:span><text:span text:style-name="T1">const</text:span><text:span text:style-name="T3"> </text:span><text:span text:style-name="T9">Node</text:span><text:span text:style-name="T3">* </text:span><text:span text:style-name="T10">fCurrent</text:span><text:span text:style-name="T3">;</text:span></text:p>
      <text:p text:style-name="P7"/>
      <text:p text:style-name="P7"><text:span text:style-name="T3"><text:tab/></text:span><text:span text:style-name="T1">static</text:span><text:span text:style-name="T3"> </text:span><text:span text:style-name="T9">Node</text:span><text:span text:style-name="T3">&amp; </text:span><text:span text:style-name="T3">findBeginNode</text:span><text:span text:style-name="T3">(</text:span><text:span text:style-name="T9">Node</text:span><text:span text:style-name="T3">&amp; aList)</text:span></text:p>
      <text:p text:style-name="P6"><text:tab/>{</text:p>
      <text:p text:style-name="P7"><text:span text:style-name="T3"><text:tab/><text:tab/></text:span><text:span text:style-name="T9">Node</text:span><text:span text:style-name="T3">* temp = &amp;aList;</text:span></text:p>
      <text:p text:style-name="P7"><text:span text:style-name="T3"><text:tab/><text:tab/></text:span><text:span text:style-name="T1">while</text:span><text:span text:style-name="T3">(&amp;temp-&gt;getPrevious() != &amp;</text:span><text:span text:style-name="T9">Node</text:span><text:span text:style-name="T3">::NIL)</text:span></text:p>
      <text:p text:style-name="P6"><text:tab/><text:tab/><text:tab/>temp = &amp;temp-&gt;getPrevious();</text:p>
      <text:p text:style-name="P7"><text:span text:style-name="T3"><text:tab/><text:tab/></text:span><text:span text:style-name="T1">return</text:span><text:span text:style-name="T3"> *temp;</text:span></text:p>
      <text:p text:style-name="P6"><text:tab/>}</text:p>
      <text:p text:style-name="P7"/>
      <text:p text:style-name="P7"><text:span text:style-name="T3"><text:tab/></text:span><text:span text:style-name="T1">static</text:span><text:span text:style-name="T3"> </text:span><text:span text:style-name="T9">Node</text:span><text:span text:style-name="T3">&amp; </text:span><text:span text:style-name="T3">findEndNode</text:span><text:span text:style-name="T3">(</text:span><text:span text:style-name="T9">Node</text:span><text:span text:style-name="T3">&amp; aList)</text:span></text:p>
      <text:p text:style-name="P6"><text:tab/>{</text:p>
      <text:p text:style-name="P7"><text:span text:style-name="T3"><text:tab/><text:tab/></text:span><text:span text:style-name="T9">Node</text:span><text:span text:style-name="T3">* temp = &amp;aList;</text:span></text:p>
      <text:p text:style-name="P7"><text:span text:style-name="T3"><text:tab/><text:tab/></text:span><text:span text:style-name="T1">while</text:span><text:span text:style-name="T3">(&amp;temp-&gt;getNext() != &amp;</text:span><text:span text:style-name="T9">Node</text:span><text:span text:style-name="T3">::NIL)</text:span></text:p>
      <text:p text:style-name="P6"><text:tab/><text:tab/><text:tab/>temp = &amp;temp-&gt;getNext();</text:p>
      <text:p text:style-name="P7"><text:span text:style-name="T3"><text:tab/><text:tab/></text:span><text:span text:style-name="T1">return</text:span><text:span text:style-name="T3"> *temp;</text:span></text:p>
      <text:p text:style-name="P6"><text:tab/>}</text:p>
      <text:p text:style-name="P7"/>
      <text:p text:style-name="P7"><text:span text:style-name="T1">public</text:span><text:span text:style-name="T3">:</text:span></text:p>
      <text:p text:style-name="P7"><text:span text:style-name="T3"><text:tab/></text:span><text:span text:style-name="T1">typedef</text:span><text:span text:style-name="T3"> </text:span><text:span text:style-name="T9">NodeIterator</text:span><text:span text:style-name="T3">&lt;</text:span><text:span text:style-name="T7">DataType</text:span><text:span text:style-name="T3">&gt; </text:span><text:span text:style-name="T9">Iterator</text:span><text:span text:style-name="T3">;</text:span></text:p>
      <text:p text:style-name="P7"/>
      <text:p text:style-name="P7"><text:span text:style-name="T3"><text:tab/></text:span><text:span text:style-name="T3">NodeIterator</text:span><text:span text:style-name="T3">(</text:span><text:span text:style-name="T9">Node</text:span><text:span text:style-name="T3">&amp; aList): </text:span><text:span text:style-name="T10">fLeftmost</text:span><text:span text:style-name="T3">(</text:span><text:span text:style-name="T6">findBeginNode</text:span><text:span text:style-name="T3">(aList)), </text:span><text:span text:style-name="T10">fRightmost</text:span><text:span text:style-name="T3">(</text:span><text:span text:style-name="T6">findEndNode</text:span><text:span text:style-name="T3">(aList))</text:span></text:p>
      <text:p text:style-name="P6"><text:tab/>{</text:p>
      <text:p text:style-name="P7"><text:span text:style-name="T3"><text:tab/><text:tab/></text:span><text:span text:style-name="T10">fCurrent</text:span><text:span text:style-name="T3"> = &amp;aList;</text:span></text:p>
      <text:p text:style-name="P7"><text:span text:style-name="T3"><text:tab/><text:tab/></text:span><text:span text:style-name="T12">//Initialise state</text:span></text:p>
      <text:p text:style-name="P7"><text:span text:style-name="T3"><text:tab/><text:tab/></text:span><text:span text:style-name="T1">if</text:span><text:span text:style-name="T3">(&amp;</text:span><text:span text:style-name="T10">fCurrent</text:span><text:span text:style-name="T3">-&gt;getPrevious() == &amp;</text:span><text:span text:style-name="T9">Node</text:span><text:span text:style-name="T3">::NIL)</text:span></text:p>
      <text:p text:style-name="P7"><text:span text:style-name="T3"><text:tab/><text:tab/><text:tab/></text:span><text:span text:style-name="T10">fState</text:span><text:span text:style-name="T3"> = </text:span><text:span text:style-name="T11">BEFORE</text:span><text:span text:style-name="T3">;</text:span></text:p>
      <text:p text:style-name="P7"><text:span text:style-name="T3"><text:tab/><text:tab/></text:span><text:span text:style-name="T1">else</text:span><text:span text:style-name="T3"> </text:span><text:span text:style-name="T1">if</text:span><text:span text:style-name="T3">(&amp;</text:span><text:span text:style-name="T10">fCurrent</text:span><text:span text:style-name="T3">-&gt;getNext() == &amp;</text:span><text:span text:style-name="T9">Node</text:span><text:span text:style-name="T3">::NIL)</text:span></text:p>
      <text:p text:style-name="P7"><text:span text:style-name="T3"><text:tab/><text:tab/><text:tab/></text:span><text:span text:style-name="T10">fState</text:span><text:span text:style-name="T3"> = </text:span><text:span text:style-name="T11">END</text:span><text:span text:style-name="T3">;</text:span></text:p>
      <text:p text:style-name="P7"><text:span text:style-name="T3"><text:tab/><text:tab/></text:span><text:span text:style-name="T1">else</text:span></text:p>
      <text:p text:style-name="P7"><text:span text:style-name="T3"><text:tab/><text:tab/><text:tab/></text:span><text:span text:style-name="T10">fState</text:span><text:span text:style-name="T3"> = </text:span><text:span text:style-name="T11">DATA</text:span><text:span text:style-name="T3">;</text:span></text:p>
      <text:p text:style-name="P7"><text:span text:style-name="T3"><text:tab/><text:tab/></text:span><text:span text:style-name="T10">fFirst</text:span><text:span text:style-name="T3"> = </text:span><text:span text:style-name="T1">true</text:span><text:span text:style-name="T3">;</text:span></text:p>
      <text:p text:style-name="P6"><text:tab/>}</text:p>
      <text:p text:style-name="P7"/>
      <text:p text:style-name="P7"><text:span text:style-name="T3"><text:tab/></text:span><text:span text:style-name="T1">const</text:span><text:span text:style-name="T3"> </text:span><text:span text:style-name="T7">DataType</text:span><text:span text:style-name="T3">&amp; </text:span><text:span text:style-name="T3">operator*</text:span><text:span text:style-name="T3">() </text:span><text:span text:style-name="T1">const</text:span><text:span text:style-name="T3"> </text:span><text:span text:style-name="T12">//dereference</text:span></text:p>
      <text:p text:style-name="P6"><text:tab/>{</text:p>
      <text:p text:style-name="P7"><text:span text:style-name="T3"><text:tab/><text:tab/></text:span><text:span text:style-name="T1">return</text:span><text:span text:style-name="T3"> </text:span><text:span text:style-name="T10">fCurrent</text:span><text:span text:style-name="T3">-&gt;getValue();</text:span></text:p>
      <text:p text:style-name="P6"><text:tab/>}</text:p>
      <text:p text:style-name="P7"/>
      <text:p text:style-name="P7"><text:span text:style-name="T3"><text:tab/></text:span><text:span text:style-name="T9">Iterator</text:span><text:span text:style-name="T3">&amp; </text:span><text:span text:style-name="T3">operator++</text:span><text:span text:style-name="T3">() </text:span><text:span text:style-name="T12">//prefix increment</text:span></text:p>
      <text:p text:style-name="P6"><text:tab/>{</text:p>
      <text:p text:style-name="P7"><text:span text:style-name="T3"><text:tab/><text:tab/></text:span><text:span text:style-name="T1">if</text:span><text:span text:style-name="T3">((</text:span><text:span text:style-name="T10">fState</text:span><text:span text:style-name="T3"> == </text:span><text:span text:style-name="T11">BEFORE</text:span><text:span text:style-name="T3">) &amp;&amp; (</text:span><text:span text:style-name="T10">fFirst</text:span><text:span text:style-name="T3"> == </text:span><text:span text:style-name="T1">false</text:span><text:span text:style-name="T3">)){</text:span></text:p>
      <text:p text:style-name="P7"><text:span text:style-name="T3"><text:tab/><text:tab/><text:tab/></text:span><text:span text:style-name="T10">fFirst</text:span><text:span text:style-name="T3"> = </text:span><text:span text:style-name="T1">false</text:span><text:span text:style-name="T3">;</text:span></text:p>
      <text:p text:style-name="P7"><text:span text:style-name="T3"><text:tab/><text:tab/><text:tab/></text:span><text:span text:style-name="T10">fState</text:span><text:span text:style-name="T3"> = </text:span><text:span text:style-name="T11">DATA</text:span><text:span text:style-name="T3">;</text:span></text:p>
      <text:p text:style-name="P7"><text:soft-page-break/><text:span text:style-name="T3"><text:tab/><text:tab/><text:tab/></text:span><text:span text:style-name="T1">return</text:span><text:span text:style-name="T3"> *</text:span><text:span text:style-name="T1">this</text:span><text:span text:style-name="T3">;</text:span></text:p>
      <text:p text:style-name="P6"><text:tab/><text:tab/>}</text:p>
      <text:p text:style-name="P7"><text:span text:style-name="T3"><text:tab/><text:tab/></text:span><text:span text:style-name="T1">if</text:span><text:span text:style-name="T3">(&amp;</text:span><text:span text:style-name="T10">fCurrent</text:span><text:span text:style-name="T3">-&gt;getNext() == &amp;</text:span><text:span text:style-name="T9">Node</text:span><text:span text:style-name="T3">::NIL){</text:span></text:p>
      <text:p text:style-name="P7"><text:span text:style-name="T3"><text:tab/><text:tab/><text:tab/></text:span><text:span text:style-name="T10">fState</text:span><text:span text:style-name="T3"> = </text:span><text:span text:style-name="T11">END</text:span><text:span text:style-name="T3">;</text:span></text:p>
      <text:p text:style-name="P6"><text:tab/><text:tab/>}</text:p>
      <text:p text:style-name="P7"><text:span text:style-name="T3"><text:tab/><text:tab/></text:span><text:span text:style-name="T1">else</text:span><text:span text:style-name="T3">{</text:span></text:p>
      <text:p text:style-name="P7"><text:span text:style-name="T3"><text:tab/><text:tab/><text:tab/></text:span><text:span text:style-name="T10">fFirst</text:span><text:span text:style-name="T3"> = </text:span><text:span text:style-name="T1">false</text:span><text:span text:style-name="T3">;</text:span></text:p>
      <text:p text:style-name="P7"><text:span text:style-name="T3"><text:tab/><text:tab/><text:tab/></text:span><text:span text:style-name="T10">fState</text:span><text:span text:style-name="T3"> = </text:span><text:span text:style-name="T11">DATA</text:span><text:span text:style-name="T3">;</text:span></text:p>
      <text:p text:style-name="P7"><text:span text:style-name="T3"><text:tab/><text:tab/><text:tab/></text:span><text:span text:style-name="T10">fCurrent</text:span><text:span text:style-name="T3"> = &amp;</text:span><text:span text:style-name="T10">fCurrent</text:span><text:span text:style-name="T3">-&gt;getNext();</text:span></text:p>
      <text:p text:style-name="P6"><text:tab/><text:tab/>}</text:p>
      <text:p text:style-name="P7"><text:span text:style-name="T3"><text:tab/><text:tab/></text:span><text:span text:style-name="T1">return</text:span><text:span text:style-name="T3"> *</text:span><text:span text:style-name="T1">this</text:span><text:span text:style-name="T3">;</text:span></text:p>
      <text:p text:style-name="P6"><text:tab/>}</text:p>
      <text:p text:style-name="P7"/>
      <text:p text:style-name="P7"><text:span text:style-name="T3"><text:tab/></text:span><text:span text:style-name="T9">Iterator</text:span><text:span text:style-name="T3"> </text:span><text:span text:style-name="T3">operator++</text:span><text:span text:style-name="T3">(</text:span><text:span text:style-name="T1">int</text:span><text:span text:style-name="T3">) </text:span><text:span text:style-name="T12">//postfix increment</text:span></text:p>
      <text:p text:style-name="P6"><text:tab/>{</text:p>
      <text:p text:style-name="P7"><text:span text:style-name="T3"><text:tab/><text:tab/></text:span><text:span text:style-name="T1">if</text:span><text:span text:style-name="T3">((</text:span><text:span text:style-name="T10">fState</text:span><text:span text:style-name="T3"> == </text:span><text:span text:style-name="T11">BEFORE</text:span><text:span text:style-name="T3">) &amp;&amp; (</text:span><text:span text:style-name="T10">fFirst</text:span><text:span text:style-name="T3"> == </text:span><text:span text:style-name="T1">false</text:span><text:span text:style-name="T3">)){</text:span></text:p>
      <text:p text:style-name="P7"><text:span text:style-name="T3"><text:tab/><text:tab/><text:tab/></text:span><text:span text:style-name="T10">fFirst</text:span><text:span text:style-name="T3"> = </text:span><text:span text:style-name="T1">false</text:span><text:span text:style-name="T3">;</text:span></text:p>
      <text:p text:style-name="P7"><text:span text:style-name="T3"><text:tab/><text:tab/><text:tab/></text:span><text:span text:style-name="T10">fState</text:span><text:span text:style-name="T3"> = </text:span><text:span text:style-name="T11">DATA</text:span><text:span text:style-name="T3">;</text:span></text:p>
      <text:p text:style-name="P7"><text:span text:style-name="T3"><text:tab/><text:tab/><text:tab/></text:span><text:span text:style-name="T1">return</text:span><text:span text:style-name="T3"> *</text:span><text:span text:style-name="T1">this</text:span><text:span text:style-name="T3">;</text:span></text:p>
      <text:p text:style-name="P6"><text:tab/><text:tab/>}</text:p>
      <text:p text:style-name="P7"><text:span text:style-name="T3"><text:tab/><text:tab/></text:span><text:span text:style-name="T1">if</text:span><text:span text:style-name="T3">(&amp;</text:span><text:span text:style-name="T10">fCurrent</text:span><text:span text:style-name="T3">-&gt;getNext() == &amp;</text:span><text:span text:style-name="T9">Node</text:span><text:span text:style-name="T3">::NIL){</text:span></text:p>
      <text:p text:style-name="P7"><text:span text:style-name="T3"><text:tab/><text:tab/><text:tab/></text:span><text:span text:style-name="T10">fState</text:span><text:span text:style-name="T3"> = </text:span><text:span text:style-name="T11">END</text:span><text:span text:style-name="T3">;</text:span></text:p>
      <text:p text:style-name="P6"><text:tab/><text:tab/>}</text:p>
      <text:p text:style-name="P7"><text:span text:style-name="T3"><text:tab/><text:tab/></text:span><text:span text:style-name="T1">else</text:span><text:span text:style-name="T3">{</text:span></text:p>
      <text:p text:style-name="P7"><text:span text:style-name="T3"><text:tab/><text:tab/><text:tab/></text:span><text:span text:style-name="T10">fState</text:span><text:span text:style-name="T3"> = </text:span><text:span text:style-name="T11">DATA</text:span><text:span text:style-name="T3">;</text:span></text:p>
      <text:p text:style-name="P7"><text:span text:style-name="T3"><text:tab/><text:tab/><text:tab/></text:span><text:span text:style-name="T10">fFirst</text:span><text:span text:style-name="T3">= </text:span><text:span text:style-name="T1">false</text:span><text:span text:style-name="T3">;</text:span></text:p>
      <text:p text:style-name="P7"><text:span text:style-name="T3"><text:tab/><text:tab/><text:tab/></text:span><text:span text:style-name="T9">Iterator</text:span><text:span text:style-name="T3"> temp = *</text:span><text:span text:style-name="T1">this</text:span><text:span text:style-name="T3">;</text:span></text:p>
      <text:p text:style-name="P7"><text:span text:style-name="T3"><text:tab/><text:tab/><text:tab/></text:span><text:span text:style-name="T10">fCurrent</text:span><text:span text:style-name="T3"> = &amp;</text:span><text:span text:style-name="T10">fCurrent</text:span><text:span text:style-name="T3">-&gt;getNext();</text:span></text:p>
      <text:p text:style-name="P7"><text:span text:style-name="T3"><text:tab/><text:tab/><text:tab/></text:span><text:span text:style-name="T1">return</text:span><text:span text:style-name="T3"> temp;</text:span></text:p>
      <text:p text:style-name="P6"><text:tab/><text:tab/>}</text:p>
      <text:p text:style-name="P7"><text:span text:style-name="T3"><text:tab/><text:tab/></text:span><text:span text:style-name="T1">return</text:span><text:span text:style-name="T3"> *</text:span><text:span text:style-name="T1">this</text:span><text:span text:style-name="T3">;</text:span></text:p>
      <text:p text:style-name="P6"><text:tab/>}</text:p>
      <text:p text:style-name="P7"/>
      <text:p text:style-name="P7"><text:span text:style-name="T3"><text:tab/></text:span><text:span text:style-name="T9">Iterator</text:span><text:span text:style-name="T3">&amp; </text:span><text:span text:style-name="T3">operator--</text:span><text:span text:style-name="T3">() </text:span><text:span text:style-name="T12">//prefix decrement</text:span></text:p>
      <text:p text:style-name="P6"><text:tab/>{</text:p>
      <text:p text:style-name="P7"><text:span text:style-name="T3"><text:tab/><text:tab/></text:span><text:span text:style-name="T1">if</text:span><text:span text:style-name="T3">(</text:span><text:span text:style-name="T10">fState</text:span><text:span text:style-name="T3"> == </text:span><text:span text:style-name="T11">END</text:span><text:span text:style-name="T3">){</text:span></text:p>
      <text:p text:style-name="P7"><text:span text:style-name="T3"><text:tab/><text:tab/><text:tab/></text:span><text:span text:style-name="T10">fState</text:span><text:span text:style-name="T3"> = </text:span><text:span text:style-name="T11">DATA</text:span><text:span text:style-name="T3">;</text:span></text:p>
      <text:p text:style-name="P7"><text:span text:style-name="T3"><text:tab/><text:tab/><text:tab/></text:span><text:span text:style-name="T1">return</text:span><text:span text:style-name="T3"> *</text:span><text:span text:style-name="T1">this</text:span><text:span text:style-name="T3">;</text:span></text:p>
      <text:p text:style-name="P6"><text:tab/><text:tab/>}</text:p>
      <text:p text:style-name="P7"><text:span text:style-name="T3"><text:tab/><text:tab/></text:span><text:span text:style-name="T1">if</text:span><text:span text:style-name="T3">(&amp;</text:span><text:span text:style-name="T10">fCurrent</text:span><text:span text:style-name="T3">-&gt;getPrevious() == &amp;</text:span><text:span text:style-name="T9">Node</text:span><text:span text:style-name="T3">::NIL){</text:span></text:p>
      <text:p text:style-name="P7"><text:span text:style-name="T3"><text:tab/><text:tab/><text:tab/></text:span><text:span text:style-name="T10">fState</text:span><text:span text:style-name="T3"> = </text:span><text:span text:style-name="T11">BEFORE</text:span><text:span text:style-name="T3">;</text:span></text:p>
      <text:p text:style-name="P6"><text:tab/><text:tab/>}</text:p>
      <text:p text:style-name="P7"><text:span text:style-name="T3"><text:tab/><text:tab/></text:span><text:span text:style-name="T1">else</text:span><text:span text:style-name="T3">{</text:span></text:p>
      <text:p text:style-name="P7"><text:span text:style-name="T3"><text:tab/><text:tab/><text:tab/></text:span><text:span text:style-name="T10">fState</text:span><text:span text:style-name="T3"> = </text:span><text:span text:style-name="T11">DATA</text:span><text:span text:style-name="T3">;</text:span></text:p>
      <text:p text:style-name="P7"><text:span text:style-name="T3"><text:tab/><text:tab/><text:tab/></text:span><text:span text:style-name="T10">fCurrent</text:span><text:span text:style-name="T3"> = &amp;</text:span><text:span text:style-name="T10">fCurrent</text:span><text:span text:style-name="T3">-&gt;getPrevious();</text:span></text:p>
      <text:p text:style-name="P6"><text:tab/><text:tab/>}</text:p>
      <text:p text:style-name="P7"><text:span text:style-name="T3"><text:tab/><text:tab/></text:span><text:span text:style-name="T1">return</text:span><text:span text:style-name="T3"> *</text:span><text:span text:style-name="T1">this</text:span><text:span text:style-name="T3">;</text:span></text:p>
      <text:p text:style-name="P6"><text:tab/>}</text:p>
      <text:p text:style-name="P7"/>
      <text:p text:style-name="P7"><text:span text:style-name="T3"><text:tab/></text:span><text:span text:style-name="T9">Iterator</text:span><text:span text:style-name="T3"> </text:span><text:span text:style-name="T3">operator--</text:span><text:span text:style-name="T3">(</text:span><text:span text:style-name="T1">int</text:span><text:span text:style-name="T3">) </text:span><text:span text:style-name="T12">//postfix decrement</text:span></text:p>
      <text:p text:style-name="P6"><text:tab/>{</text:p>
      <text:p text:style-name="P7"><text:span text:style-name="T3"><text:tab/><text:tab/></text:span><text:span text:style-name="T1">if</text:span><text:span text:style-name="T3">(</text:span><text:span text:style-name="T10">fState</text:span><text:span text:style-name="T3"> == </text:span><text:span text:style-name="T11">END</text:span><text:span text:style-name="T3">){</text:span></text:p>
      <text:p text:style-name="P7"><text:span text:style-name="T3"><text:tab/><text:tab/><text:tab/></text:span><text:span text:style-name="T10">fState</text:span><text:span text:style-name="T3"> = </text:span><text:span text:style-name="T11">DATA</text:span><text:span text:style-name="T3">;</text:span></text:p>
      <text:p text:style-name="P7"><text:span text:style-name="T3"><text:tab/><text:tab/><text:tab/></text:span><text:span text:style-name="T1">return</text:span><text:span text:style-name="T3"> *</text:span><text:span text:style-name="T1">this</text:span><text:span text:style-name="T3">;</text:span></text:p>
      <text:p text:style-name="P6"><text:tab/><text:tab/>}</text:p>
      <text:p text:style-name="P7"><text:span text:style-name="T3"><text:tab/><text:tab/></text:span><text:span text:style-name="T1">else</text:span><text:span text:style-name="T3"> </text:span><text:span text:style-name="T1">if</text:span><text:span text:style-name="T3">(&amp;</text:span><text:span text:style-name="T10">fCurrent</text:span><text:span text:style-name="T3">-&gt;getPrevious() == &amp;</text:span><text:span text:style-name="T9">Node</text:span><text:span text:style-name="T3">::NIL){</text:span></text:p>
      <text:p text:style-name="P7"><text:span text:style-name="T3"><text:tab/><text:tab/><text:tab/></text:span><text:span text:style-name="T10">fState</text:span><text:span text:style-name="T3"> = </text:span><text:span text:style-name="T11">BEFORE</text:span><text:span text:style-name="T3">;</text:span></text:p>
      <text:p text:style-name="P6"><text:tab/><text:tab/>}</text:p>
      <text:p text:style-name="P7"><text:span text:style-name="T3"><text:tab/><text:tab/></text:span><text:span text:style-name="T1">else</text:span><text:span text:style-name="T3">{</text:span></text:p>
      <text:p text:style-name="P7"><text:span text:style-name="T3"><text:tab/><text:tab/><text:tab/></text:span><text:span text:style-name="T10">fState</text:span><text:span text:style-name="T3"> = </text:span><text:span text:style-name="T11">DATA</text:span><text:span text:style-name="T3">;</text:span></text:p>
      <text:p text:style-name="P7"><text:span text:style-name="T3"><text:tab/><text:tab/><text:tab/></text:span><text:span text:style-name="T9">Iterator</text:span><text:span text:style-name="T3"> temp = *</text:span><text:span text:style-name="T1">this</text:span><text:span text:style-name="T3">;</text:span></text:p>
      <text:p text:style-name="P7"><text:span text:style-name="T3"><text:tab/><text:tab/><text:tab/></text:span><text:span text:style-name="T10">fCurrent</text:span><text:span text:style-name="T3"> = &amp;</text:span><text:span text:style-name="T10">fCurrent</text:span><text:span text:style-name="T3">-&gt;getPrevious();</text:span></text:p>
      <text:p text:style-name="P7"><text:span text:style-name="T3"><text:tab/><text:tab/><text:tab/></text:span><text:span text:style-name="T1">return</text:span><text:span text:style-name="T3"> temp;</text:span></text:p>
      <text:p text:style-name="P6"><text:tab/><text:tab/>}</text:p>
      <text:p text:style-name="P7"><text:span text:style-name="T3"><text:tab/><text:tab/></text:span><text:span text:style-name="T1">return</text:span><text:span text:style-name="T3"> *</text:span><text:span text:style-name="T1">this</text:span><text:span text:style-name="T3">;</text:span></text:p>
      <text:p text:style-name="P6"><text:tab/>}</text:p>
      <text:p text:style-name="P7"><text:soft-page-break/></text:p>
      <text:p text:style-name="P7"><text:span text:style-name="T3"><text:tab/></text:span><text:span text:style-name="T1">bool</text:span><text:span text:style-name="T3"> </text:span><text:span text:style-name="T3">operator==</text:span><text:span text:style-name="T3">(</text:span><text:span text:style-name="T1">const</text:span><text:span text:style-name="T3"> </text:span><text:span text:style-name="T9">Iterator</text:span><text:span text:style-name="T3">&amp; aOtherIter) </text:span><text:span text:style-name="T1">const</text:span></text:p>
      <text:p text:style-name="P6"><text:tab/>{</text:p>
      <text:p text:style-name="P7"><text:span text:style-name="T3"><text:tab/><text:tab/></text:span><text:span text:style-name="T1">return</text:span><text:span text:style-name="T3"> ((</text:span><text:span text:style-name="T10">fCurrent</text:span><text:span text:style-name="T3">-&gt;getValue() == aOtherIter.</text:span><text:span text:style-name="T10">fCurrent</text:span><text:span text:style-name="T3">-&gt;getValue()) &amp;&amp; (&amp;</text:span><text:span text:style-name="T10">fRightmost</text:span><text:span text:style-name="T3">.getValue() == <text:tab/><text:tab/><text:tab/><text:tab/><text:tab/>&amp;aOtherIter.</text:span><text:span text:style-name="T10">fRightmost</text:span><text:span text:style-name="T3">.getValue()) &amp;&amp; (&amp;</text:span><text:span text:style-name="T10">fLeftmost</text:span><text:span text:style-name="T3">.getValue() == &amp;aOtherIter.</text:span><text:span text:style-name="T10">fLeftmost</text:span><text:span text:style-name="T3">.getValue()) <text:tab/><text:tab/><text:tab/>&amp;&amp; (</text:span><text:span text:style-name="T10">fState</text:span><text:span text:style-name="T3"> == aOtherIter.</text:span><text:span text:style-name="T10">fState</text:span><text:span text:style-name="T3">));</text:span></text:p>
      <text:p text:style-name="P6"><text:tab/>}</text:p>
      <text:p text:style-name="P7"/>
      <text:p text:style-name="P7"><text:span text:style-name="T3"><text:tab/></text:span><text:span text:style-name="T1">bool</text:span><text:span text:style-name="T3"> </text:span><text:span text:style-name="T3">operator!=</text:span><text:span text:style-name="T3">(</text:span><text:span text:style-name="T1">const</text:span><text:span text:style-name="T3"> </text:span><text:span text:style-name="T9">Iterator</text:span><text:span text:style-name="T3">&amp; aOtherIter) </text:span><text:span text:style-name="T1">const</text:span></text:p>
      <text:p text:style-name="P6"><text:tab/>{</text:p>
      <text:p text:style-name="P7"><text:span text:style-name="T3"><text:tab/><text:tab/></text:span><text:span text:style-name="T1">return</text:span><text:span text:style-name="T3"> !(*</text:span><text:span text:style-name="T1">this</text:span><text:span text:style-name="T3"> == aOtherIter);</text:span></text:p>
      <text:p text:style-name="P6"><text:tab/>}</text:p>
      <text:p text:style-name="P7"/>
      <text:p text:style-name="P7"><text:span text:style-name="T3"><text:tab/></text:span><text:span text:style-name="T9">Iterator</text:span><text:span text:style-name="T3"> </text:span><text:span text:style-name="T3">begin</text:span><text:span text:style-name="T3">() </text:span><text:span text:style-name="T1">const</text:span></text:p>
      <text:p text:style-name="P6"><text:tab/>{</text:p>
      <text:p text:style-name="P7"><text:span text:style-name="T3"><text:tab/><text:tab/></text:span><text:span text:style-name="T1">return</text:span><text:span text:style-name="T3"> </text:span><text:span text:style-name="T9">Iterator</text:span><text:span text:style-name="T3">(</text:span><text:span text:style-name="T10">fLeftmost</text:span><text:span text:style-name="T3">);</text:span></text:p>
      <text:p text:style-name="P6"><text:tab/>}</text:p>
      <text:p text:style-name="P7"/>
      <text:p text:style-name="P7"><text:span text:style-name="T3"><text:tab/></text:span><text:span text:style-name="T9">Iterator</text:span><text:span text:style-name="T3"> </text:span><text:span text:style-name="T3">end</text:span><text:span text:style-name="T3">() </text:span><text:span text:style-name="T1">const</text:span></text:p>
      <text:p text:style-name="P6"><text:tab/>{</text:p>
      <text:p text:style-name="P7"><text:span text:style-name="T3"><text:tab/><text:tab/></text:span><text:span text:style-name="T1">return</text:span><text:span text:style-name="T3"> </text:span><text:span text:style-name="T9">Iterator</text:span><text:span text:style-name="T3">(</text:span><text:span text:style-name="T10">fRightmost</text:span><text:span text:style-name="T3">);</text:span></text:p>
      <text:p text:style-name="P6"><text:tab/>}</text:p>
      <text:p text:style-name="P6">};</text:p>
      <text:p text:style-name="P7"/>
      <text:p text:style-name="P7"><text:span text:style-name="T1">#endif</text:span><text:span text:style-name="T3"> </text:span><text:span text:style-name="T12">/* NODEITERATOR_H_ */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12:38:37.93</meta:creation-date>
    <meta:document-statistic meta:table-count="0" meta:image-count="0" meta:object-count="0" meta:page-count="5" meta:paragraph-count="190" meta:word-count="449" meta:character-count="3791"/>
    <dc:date>2011-04-10T12:42:42.88</dc:date>
    <meta:editing-duration>PT00H04M05S</meta:editing-duration>
    <meta:editing-cycles>1</meta:editing-cycles>
    <meta:generator>OpenOffice.org/3.2$Win32 OpenOffice.org_project/320m18$Build-9502</meta:generator>
  </office:meta>
</office:document-meta>
</file>